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 Text" svg:font-family="'IBM Plex Sans Tex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eeeeee" draw:textarea-horizontal-align="justify" draw:textarea-vertical-align="middle" draw:auto-grow-height="false" fo:min-height="8.894cm" fo:min-width="19.09cm" draw:shadow="hidden"/>
    </style:style>
    <style:style style:name="gr2" style:family="graphic" style:parent-style-name="standard">
      <style:graphic-properties svg:stroke-color="#1c1c1c" draw:fill-color="#666666" draw:textarea-horizontal-align="justify" draw:textarea-vertical-align="middle" draw:auto-grow-height="false" fo:min-height="1.497cm" fo:min-width="0.739cm"/>
    </style:style>
    <style:style style:name="gr3" style:family="graphic" style:parent-style-name="objectwithoutfill">
      <style:graphic-properties svg:stroke-width="0.102cm" svg:stroke-color="#111111" draw:marker-start-width="0.356cm" draw:marker-end-width="0.356cm" draw:fill="none" draw:fill-color="#9999cc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6cm" svg:stroke-color="#111111" draw:marker-start-width="0.362cm" draw:marker-end-width="0.362cm" draw:fill="none" draw:fill-color="#9999cc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2cm" svg:stroke-color="#111111" draw:marker-start-width="0.356cm" draw:marker-end-width="0.356cm" draw:fill-color="#333333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111111" draw:marker-start-width="0.356cm" draw:marker-end-width="0.356cm" draw:fill-color="#333333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111111" draw:marker-start-width="0.356cm" draw:marker-end-width="0.356cm" draw:fill="none" draw:fill-color="#333333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018cm" svg:stroke-color="#ffcc00" draw:marker-start-width="0.23cm" draw:marker-end-width="0.23cm" draw:fill-color="#ffcc00" draw:textarea-vertical-align="middle" draw:auto-grow-height="false" fo:min-height="0.701cm" fo:min-width="0.013cm" fo:padding-top="0.134cm" fo:padding-bottom="0.134cm" fo:padding-left="0.259cm" fo:padding-right="0.259cm" fo:wrap-option="wrap"/>
    </style:style>
    <style:style style:name="gr9" style:family="graphic" style:parent-style-name="standard">
      <style:graphic-properties svg:stroke-width="0.018cm" svg:stroke-color="#ffcc00" draw:marker-start-width="0.23cm" draw:marker-end-width="0.23cm" draw:fill-color="#ffcc00" draw:textarea-vertical-align="middle" draw:auto-grow-height="false" fo:min-height="0.365cm" fo:min-width="0cm" fo:padding-top="0.134cm" fo:padding-bottom="0.134cm" fo:padding-left="0.259cm" fo:padding-right="0.259cm" fo:wrap-option="wrap"/>
    </style:style>
    <style:style style:name="gr10" style:family="graphic" style:parent-style-name="standard">
      <style:graphic-properties svg:stroke-width="0.018cm" svg:stroke-color="#ffcc00" draw:marker-start-width="0.23cm" draw:marker-end-width="0.23cm" draw:fill-color="#ffcc00" draw:textarea-vertical-align="middle" draw:auto-grow-height="false" fo:min-height="0.449cm" fo:min-width="0cm" fo:padding-top="0.134cm" fo:padding-bottom="0.134cm" fo:padding-left="0.259cm" fo:padding-right="0.259cm" fo:wrap-option="wrap"/>
    </style:style>
    <style:style style:name="gr11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0.827cm" fo:min-width="3.82cm" fo:padding-top="0.176cm" fo:padding-bottom="0.176cm" fo:padding-left="0.301cm" fo:padding-right="0.301cm"/>
    </style:style>
    <style:style style:name="gr12" style:family="graphic" style:parent-style-name="standard">
      <style:graphic-properties svg:stroke-color="#dddddd" svg:stroke-opacity="100%" draw:fill-color="#eeeeee" draw:opacity="100%" draw:textarea-horizontal-align="justify" draw:textarea-vertical-align="middle" draw:auto-grow-height="false" fo:min-height="8.894cm" fo:min-width="19.09cm" draw:shadow="hidden"/>
    </style:style>
    <style:style style:name="gr13" style:family="graphic" style:parent-style-name="standard">
      <style:graphic-properties svg:stroke-color="#1c1c1c" svg:stroke-opacity="20%" draw:fill-color="#666666" draw:opacity="20%" draw:textarea-horizontal-align="justify" draw:textarea-vertical-align="middle" draw:auto-grow-height="false" fo:min-height="1.497cm" fo:min-width="0.739cm"/>
    </style:style>
    <style:style style:name="gr14" style:family="graphic" style:parent-style-name="objectwithoutfill">
      <style:graphic-properties svg:stroke-width="0.102cm" svg:stroke-color="#111111" draw:marker-start-width="0.356cm" draw:marker-end-width="0.356cm" svg:stroke-opacity="20%" draw:fill="none" draw:fill-color="#9999cc" draw:opacity="20%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111111" draw:marker-start-width="0.356cm" draw:marker-end-width="0.356cm" svg:stroke-opacity="20%" draw:fill-color="#333333" draw:opacity="20%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111111" draw:marker-start-width="0.356cm" draw:marker-end-width="0.356cm" svg:stroke-opacity="20%" draw:fill-color="#333333" draw:opacity="20%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111111" draw:marker-start-width="0.356cm" draw:marker-end-width="0.356cm" svg:stroke-opacity="20%" draw:fill="none" draw:fill-color="#333333" draw:opacity="20%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018cm" svg:stroke-color="#0066cc" draw:marker-start-width="0.23cm" draw:marker-end-width="0.23cm" svg:stroke-opacity="100%" draw:fill-color="#0066ff" draw:opacity="100%" draw:textarea-horizontal-align="justify" draw:textarea-vertical-align="middle" draw:auto-grow-height="false" fo:min-height="0.04cm" fo:min-width="0cm" fo:padding-top="0.134cm" fo:padding-bottom="0.134cm" fo:padding-left="0.259cm" fo:padding-right="0.259cm"/>
    </style:style>
    <style:style style:name="gr19" style:family="graphic" style:parent-style-name="standard">
      <style:graphic-properties svg:stroke-width="0.018cm" svg:stroke-color="#ffcc00" draw:marker-start-width="0.23cm" draw:marker-end-width="0.23cm" svg:stroke-opacity="20%" draw:fill-color="#ffcc00" draw:opacity="20%" draw:textarea-vertical-align="middle" draw:auto-grow-height="false" fo:min-height="0.701cm" fo:min-width="0.013cm" fo:padding-top="0.134cm" fo:padding-bottom="0.134cm" fo:padding-left="0.259cm" fo:padding-right="0.259cm" fo:wrap-option="wrap"/>
    </style:style>
    <style:style style:name="gr20" style:family="graphic" style:parent-style-name="standard">
      <style:graphic-properties svg:stroke-width="0.018cm" svg:stroke-color="#ffcc00" draw:marker-start-width="0.23cm" draw:marker-end-width="0.23cm" svg:stroke-opacity="20%" draw:fill-color="#ffcc00" draw:opacity="20%" draw:textarea-vertical-align="middle" draw:auto-grow-height="false" fo:min-height="0.449cm" fo:min-width="0cm" fo:padding-top="0.134cm" fo:padding-bottom="0.134cm" fo:padding-left="0.259cm" fo:padding-right="0.259cm" fo:wrap-option="wrap"/>
    </style:style>
    <style:style style:name="gr21" style:family="graphic" style:parent-style-name="objectwithoutfill">
      <style:graphic-properties svg:stroke-width="0.106cm" svg:stroke-color="#111111" draw:marker-start-width="0.361cm" draw:marker-end-width="0.361cm" draw:fill="none" draw:fill-color="#ffffff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111111" draw:marker-start-width="0.362cm" draw:marker-end-width="0.362cm" draw:fill="none" draw:fill-color="#ffffff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width="0.035cm" svg:stroke-color="#111111" draw:marker-start-width="0.256cm" draw:marker-end-width="0.256cm" draw:fill-color="#333333" draw:textarea-horizontal-align="justify" draw:textarea-vertical-align="middle" draw:auto-grow-height="false" fo:min-height="0.128cm" fo:min-width="0cm" fo:padding-top="0.143cm" fo:padding-bottom="0.143cm" fo:padding-left="0.268cm" fo:padding-right="0.268cm"/>
    </style:style>
    <style:style style:name="gr24" style:family="graphic" style:parent-style-name="standard">
      <style:graphic-properties svg:stroke-width="0.018cm" svg:stroke-color="#ffcc00" draw:marker-start-width="0.23cm" draw:marker-end-width="0.23cm" draw:fill-color="#ffcc00" draw:textarea-vertical-align="middle" draw:auto-grow-height="false" fo:min-height="0cm" fo:min-width="0cm" fo:padding-top="0.134cm" fo:padding-bottom="0.134cm" fo:padding-left="0.259cm" fo:padding-right="0.259cm" fo:wrap-option="wrap"/>
    </style:style>
    <style:style style:name="gr25" style:family="graphic" style:parent-style-name="standard">
      <style:graphic-properties svg:stroke-width="0.018cm" svg:stroke-color="#ffcc00" draw:marker-start-width="0.23cm" draw:marker-end-width="0.23cm" draw:fill-color="#ffcc00" draw:textarea-vertical-align="middle" draw:auto-grow-height="false" fo:min-height="0.151cm" fo:min-width="0cm" fo:padding-top="0.134cm" fo:padding-bottom="0.134cm" fo:padding-left="0.259cm" fo:padding-right="0.259cm" fo:wrap-option="wrap"/>
    </style:style>
    <style:style style:name="gr26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true" fo:min-height="0.827cm" fo:min-width="4.29cm" fo:padding-top="0.176cm" fo:padding-bottom="0.176cm" fo:padding-left="0.301cm" fo:padding-right="0.301cm"/>
    </style:style>
    <style:style style:name="gr27" style:family="graphic" style:parent-style-name="standard">
      <style:graphic-properties svg:stroke-width="0.106cm" svg:stroke-color="#111111" draw:marker-start-width="0.362cm" draw:marker-end-width="0.362cm" draw:fill-color="#cccccc" draw:textarea-horizontal-align="justify" draw:textarea-vertical-align="middle" draw:auto-grow-height="false" fo:min-height="0.477cm" fo:min-width="0.227cm" fo:padding-top="0.178cm" fo:padding-bottom="0.178cm" fo:padding-left="0.303cm" fo:padding-right="0.303cm"/>
    </style:style>
    <style:style style:name="gr28" style:family="graphic" style:parent-style-name="standard">
      <style:graphic-properties svg:stroke-width="0.018cm" svg:stroke-color="#000099" draw:marker-start-width="0.23cm" draw:marker-end-width="0.23cm" draw:fill-color="#000099" draw:textarea-vertical-align="middle" draw:auto-grow-height="false" fo:min-height="0.537cm" fo:min-width="0cm" fo:padding-top="0.134cm" fo:padding-bottom="0.134cm" fo:padding-left="0.259cm" fo:padding-right="0.259cm" fo:wrap-option="wrap"/>
    </style:style>
    <style:style style:name="gr29" style:family="graphic" style:parent-style-name="standard">
      <style:graphic-properties svg:stroke-width="0.018cm" svg:stroke-color="#000099" draw:marker-start-width="0.23cm" draw:marker-end-width="0.23cm" draw:fill-color="#000099" draw:textarea-vertical-align="middle" draw:auto-grow-height="false" fo:min-height="1.057cm" fo:min-width="0cm" fo:padding-top="0.134cm" fo:padding-bottom="0.134cm" fo:padding-left="0.259cm" fo:padding-right="0.259cm" fo:wrap-option="wrap"/>
    </style:style>
    <style:style style:name="gr30" style:family="graphic" style:parent-style-name="standard">
      <style:graphic-properties svg:stroke-width="0.018cm" svg:stroke-color="#000099" draw:marker-start-width="0.23cm" draw:marker-end-width="0.23cm" draw:fill-color="#000099" draw:textarea-vertical-align="middle" draw:auto-grow-height="false" fo:min-height="0.621cm" fo:min-width="0cm" fo:padding-top="0.134cm" fo:padding-bottom="0.134cm" fo:padding-left="0.259cm" fo:padding-right="0.259cm" fo:wrap-option="wrap"/>
    </style:style>
    <style:style style:name="gr31" style:family="graphic" style:parent-style-name="standard">
      <style:graphic-properties svg:stroke-width="0.018cm" svg:stroke-color="#0066cc" draw:marker-start-width="0.23cm" draw:marker-end-width="0.23cm" svg:stroke-opacity="100%" draw:fill-color="#0066ff" draw:opacity="100%" draw:textarea-horizontal-align="justify" draw:textarea-vertical-align="middle" draw:auto-grow-height="false" fo:min-height="0.05cm" fo:min-width="0cm" fo:padding-top="0.134cm" fo:padding-bottom="0.134cm" fo:padding-left="0.259cm" fo:padding-right="0.259cm"/>
    </style:style>
    <style:style style:name="gr32" style:family="graphic" style:parent-style-name="standard">
      <style:graphic-properties svg:stroke-width="0.035cm" svg:stroke-color="#111111" draw:marker-start-width="0.256cm" draw:marker-end-width="0.256cm" draw:fill-color="#333333" draw:textarea-horizontal-align="justify" draw:textarea-vertical-align="middle" draw:auto-grow-height="false" fo:min-height="0.194cm" fo:min-width="0cm" fo:padding-top="0.143cm" fo:padding-bottom="0.143cm" fo:padding-left="0.268cm" fo:padding-right="0.268cm"/>
    </style:style>
    <style:style style:name="gr33" style:family="graphic" style:parent-style-name="standard">
      <style:graphic-properties svg:stroke-width="0.106cm" svg:stroke-color="#111111" draw:marker-start-width="0.362cm" draw:marker-end-width="0.362cm" draw:fill-color="#cccccc" draw:textarea-horizontal-align="justify" draw:textarea-vertical-align="middle" draw:auto-grow-height="false" fo:min-height="0.453cm" fo:min-width="0.203cm" fo:padding-top="0.178cm" fo:padding-bottom="0.178cm" fo:padding-left="0.303cm" fo:padding-right="0.303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none" draw:fill-color="#9999cc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 draw:fill-color="#333333"/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="none" draw:fill-color="#ffffff"/>
      <style:text-properties style:font-name="IBM Plex Sans Text"/>
    </style:style>
    <style:style style:name="P8" style:family="paragraph">
      <loext:graphic-properties draw:fill-color="#eeeeee" draw:opacity="100%"/>
      <style:paragraph-properties fo:text-align="center"/>
    </style:style>
    <style:style style:name="P9" style:family="paragraph">
      <loext:graphic-properties draw:fill-color="#666666" draw:opacity="20%"/>
      <style:paragraph-properties fo:text-align="center"/>
    </style:style>
    <style:style style:name="P10" style:family="paragraph">
      <loext:graphic-properties draw:fill="none" draw:fill-color="#9999cc" draw:opacity="20%"/>
      <style:paragraph-properties fo:text-align="center"/>
    </style:style>
    <style:style style:name="P11" style:family="paragraph">
      <loext:graphic-properties draw:fill-color="#333333" draw:opacity="20%"/>
      <style:paragraph-properties fo:text-align="center"/>
    </style:style>
    <style:style style:name="P12" style:family="paragraph">
      <loext:graphic-properties draw:fill="none" draw:fill-color="#333333" draw:opacity="20%"/>
      <style:paragraph-properties fo:text-align="center"/>
    </style:style>
    <style:style style:name="P13" style:family="paragraph">
      <loext:graphic-properties draw:fill-color="#0066ff" draw:opacity="100%"/>
      <style:paragraph-properties fo:text-align="center"/>
    </style:style>
    <style:style style:name="P14" style:family="paragraph">
      <loext:graphic-properties draw:fill-color="#ffcc00" draw:opacity="20%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000099"/>
      <style:paragraph-properties fo:text-align="center"/>
    </style:style>
    <style:style style:name="T1" style:family="text">
      <style:text-properties style:font-name="IBM Plex Sans Tex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9.144cm" svg:x="1cm" svg:y="7.223cm">
          <text:p/>
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11231.309904153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SpeakerLayer" svg:width="1.651cm" svg:height="2.159cm" svg:x="1.889cm" svg:y="12.3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SpeakerLayer" svg:width="1.651cm" svg:height="2.159cm" svg:x="5.318cm" svg:y="8.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SpeakerLayer" svg:width="1.651cm" svg:height="2.159cm" svg:x="10.171cm" svg:y="10.5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SpeakerLayer" svg:width="1.651cm" svg:height="2.159cm" svg:x="18.207cm" svg:y="8.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SpeakerLayer" svg:width="1.651cm" svg:height="2.159cm" svg:x="14.805cm" svg:y="12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3" draw:layer="SpeakerLayer" svg:x1="2.724cm" svg:y1="14.462cm" svg:x2="2.724cm" svg:y2="15.732cm">
          <text:p/>
        </draw:line>
        <draw:line draw:style-name="gr3" draw:text-style-name="P3" draw:layer="SpeakerLayer" svg:x1="6.124cm" svg:y1="11.062cm" svg:x2="6.124cm" svg:y2="12.332cm">
          <text:p/>
        </draw:line>
        <draw:line draw:style-name="gr3" draw:text-style-name="P3" draw:layer="SpeakerLayer" svg:x1="15.524cm" svg:y1="14.462cm" svg:x2="15.524cm" svg:y2="15.732cm">
          <text:p/>
        </draw:line>
        <draw:line draw:style-name="gr3" draw:text-style-name="P3" draw:layer="SpeakerLayer" svg:x1="18.924cm" svg:y1="11.062cm" svg:x2="18.924cm" svg:y2="12.332cm">
          <text:p/>
        </draw:line>
        <draw:line draw:style-name="gr4" draw:text-style-name="P3" draw:layer="SpeakerLayer" svg:x1="10.924cm" svg:y1="12.662cm" svg:x2="10.924cm" svg:y2="13.932cm">
          <text:p/>
        </draw:line>
        <draw:line draw:style-name="gr3" draw:text-style-name="P3" draw:layer="SpeakerLayer" svg:x1="2.143cm" svg:y1="15.732cm" svg:x2="3.286cm" svg:y2="15.732cm">
          <text:p/>
        </draw:line>
        <draw:line draw:style-name="gr3" draw:text-style-name="P3" draw:layer="SpeakerLayer" svg:x1="14.944cm" svg:y1="15.732cm" svg:x2="16.087cm" svg:y2="15.732cm">
          <text:p/>
        </draw:line>
        <draw:line draw:style-name="gr3" draw:text-style-name="P3" draw:layer="SpeakerLayer" svg:x1="10.344cm" svg:y1="13.932cm" svg:x2="11.487cm" svg:y2="13.932cm">
          <text:p/>
        </draw:line>
        <draw:line draw:style-name="gr3" draw:text-style-name="P3" draw:layer="SpeakerLayer" svg:x1="5.544cm" svg:y1="12.332cm" svg:x2="6.687cm" svg:y2="12.332cm">
          <text:p/>
        </draw:line>
        <draw:line draw:style-name="gr3" draw:text-style-name="P3" draw:layer="SpeakerLayer" svg:x1="18.344cm" svg:y1="12.332cm" svg:x2="19.487cm" svg:y2="12.332cm">
          <text:p/>
        </draw:line>
        <draw:custom-shape draw:style-name="gr5" draw:text-style-name="P4" draw:layer="SpeakerLayer" svg:width="0.762cm" svg:height="0.762cm" svg:x="2.143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SpeakerLayer" svg:width="0.762cm" svg:height="0.762cm" svg:x="5.544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SpeakerLayer" svg:width="0.762cm" svg:height="0.762cm" svg:x="15.044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SpeakerLayer" svg:width="0.762cm" svg:height="0.762cm" svg:x="10.444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SpeakerLayer" svg:width="0.762cm" svg:height="0.762cm" svg:x="18.444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SpeakerLayer" svg:width="0.254cm" svg:height="0.254cm" svg:x="2.397cm" svg:y="1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SpeakerLayer" svg:width="0.254cm" svg:height="0.254cm" svg:x="5.798cm" svg:y="9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SpeakerLayer" svg:width="0.254cm" svg:height="0.254cm" svg:x="10.698cm" svg:y="11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SpeakerLayer" svg:width="0.254cm" svg:height="0.254cm" svg:x="15.298cm" svg:y="12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SpeakerLayer" svg:width="0.254cm" svg:height="0.254cm" svg:x="18.698cm" svg:y="9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SpeakerLayer" svg:x1="2.27cm" svg:y1="16.213cm" svg:x2="3.032cm" svg:y2="15.451cm">
          <text:p/>
        </draw:line>
        <draw:line draw:style-name="gr7" draw:text-style-name="P5" draw:layer="SpeakerLayer" svg:x1="5.67cm" svg:y1="12.813cm" svg:x2="6.432cm" svg:y2="12.051cm">
          <text:p/>
        </draw:line>
        <draw:line draw:style-name="gr7" draw:text-style-name="P5" draw:layer="SpeakerLayer" svg:x1="10.47cm" svg:y1="14.413cm" svg:x2="11.232cm" svg:y2="13.651cm">
          <text:p/>
        </draw:line>
        <draw:line draw:style-name="gr7" draw:text-style-name="P5" draw:layer="SpeakerLayer" svg:x1="18.47cm" svg:y1="12.813cm" svg:x2="19.232cm" svg:y2="12.051cm">
          <text:p/>
        </draw:line>
        <draw:line draw:style-name="gr7" draw:text-style-name="P5" draw:layer="SpeakerLayer" svg:x1="15.07cm" svg:y1="16.213cm" svg:x2="15.832cm" svg:y2="15.451cm">
          <text:p/>
        </draw:line>
        <draw:custom-shape draw:style-name="gr8" draw:text-style-name="P6" draw:layer="SpeakerLayer" svg:width="0.531cm" svg:height="0.968cm" draw:transform="rotate (2.3074998040617) translate (9.935cm 13.3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9" draw:text-style-name="P6" draw:layer="SpeakerLayer" svg:width="0.379cm" svg:height="0.718cm" draw:transform="rotate (2.29702782854974) translate (10.243cm 12.90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8" draw:text-style-name="P6" draw:layer="SpeakerLayer" svg:width="0.531cm" svg:height="0.968cm" draw:transform="rotate (2.3074998040617) translate (1.68cm 15.09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6" draw:layer="SpeakerLayer" svg:width="0.379cm" svg:height="0.718cm" draw:transform="rotate (2.29702782854974) translate (1.988cm 14.6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8" draw:text-style-name="P6" draw:layer="SpeakerLayer" svg:width="0.531cm" svg:height="0.968cm" draw:transform="rotate (2.3074998040617) translate (5.109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6" draw:layer="SpeakerLayer" svg:width="0.379cm" svg:height="0.718cm" draw:transform="rotate (2.29702782854974) translate (5.417cm 11.25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8" draw:text-style-name="P6" draw:layer="SpeakerLayer" svg:width="0.531cm" svg:height="0.968cm" draw:transform="rotate (2.3074998040617) translate (14.565cm 15.09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6" draw:layer="SpeakerLayer" svg:width="0.379cm" svg:height="0.718cm" draw:transform="rotate (2.29702782854974) translate (14.873cm 14.6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8" draw:text-style-name="P6" draw:layer="SpeakerLayer" svg:width="0.531cm" svg:height="0.968cm" draw:transform="rotate (2.3074998040617) translate (17.994cm 11.69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6" draw:layer="SpeakerLayer" svg:width="0.379cm" svg:height="0.718cm" draw:transform="rotate (2.29702782854974) translate (18.302cm 11.284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7" draw:layer="SpeakerLayer" svg:width="4.422cm" svg:height="1.179cm" svg:x="5.785cm" svg:y="6.08cm">
          <draw:text-box>
            <text:p><text:span text:style-name="T1">Virtual Space</text:span></text:p>
          </draw:text-box>
        </draw:frame>
      </draw:page>
      <draw:page draw:name="page2" draw:style-name="dp1" draw:master-page-name="Default">
        <draw:custom-shape draw:style-name="gr12" draw:text-style-name="P8" draw:layer="SpeakerLayer" svg:width="19.59cm" svg:height="9.144cm" svg:x="1cm" svg:y="7.223cm">
          <text:p/>
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11231.309904153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9" draw:layer="SpeakerLayer" svg:width="1.651cm" svg:height="2.159cm" svg:x="1.889cm" svg:y="12.3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9" draw:layer="SpeakerLayer" svg:width="1.651cm" svg:height="2.159cm" svg:x="5.318cm" svg:y="8.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9" draw:layer="SpeakerLayer" svg:width="1.651cm" svg:height="2.159cm" svg:x="10.171cm" svg:y="10.5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9" draw:layer="SpeakerLayer" svg:width="1.651cm" svg:height="2.159cm" svg:x="18.207cm" svg:y="8.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9" draw:layer="SpeakerLayer" svg:width="1.651cm" svg:height="2.159cm" svg:x="14.805cm" svg:y="12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4" draw:text-style-name="P10" draw:layer="SpeakerLayer" svg:x1="2.724cm" svg:y1="14.462cm" svg:x2="2.724cm" svg:y2="15.732cm">
          <text:p/>
        </draw:line>
        <draw:line draw:style-name="gr14" draw:text-style-name="P10" draw:layer="SpeakerLayer" svg:x1="6.124cm" svg:y1="11.062cm" svg:x2="6.124cm" svg:y2="12.332cm">
          <text:p/>
        </draw:line>
        <draw:line draw:style-name="gr14" draw:text-style-name="P10" draw:layer="SpeakerLayer" svg:x1="15.524cm" svg:y1="14.462cm" svg:x2="15.524cm" svg:y2="15.732cm">
          <text:p/>
        </draw:line>
        <draw:line draw:style-name="gr14" draw:text-style-name="P10" draw:layer="SpeakerLayer" svg:x1="18.924cm" svg:y1="11.062cm" svg:x2="18.924cm" svg:y2="12.332cm">
          <text:p/>
        </draw:line>
        <draw:line draw:style-name="gr14" draw:text-style-name="P10" draw:layer="SpeakerLayer" svg:x1="10.924cm" svg:y1="12.662cm" svg:x2="10.924cm" svg:y2="13.932cm">
          <text:p/>
        </draw:line>
        <draw:line draw:style-name="gr14" draw:text-style-name="P10" draw:layer="SpeakerLayer" svg:x1="2.143cm" svg:y1="15.732cm" svg:x2="3.286cm" svg:y2="15.732cm">
          <text:p/>
        </draw:line>
        <draw:line draw:style-name="gr14" draw:text-style-name="P10" draw:layer="SpeakerLayer" svg:x1="14.944cm" svg:y1="15.732cm" svg:x2="16.087cm" svg:y2="15.732cm">
          <text:p/>
        </draw:line>
        <draw:line draw:style-name="gr14" draw:text-style-name="P10" draw:layer="SpeakerLayer" svg:x1="10.344cm" svg:y1="13.932cm" svg:x2="11.487cm" svg:y2="13.932cm">
          <text:p/>
        </draw:line>
        <draw:line draw:style-name="gr14" draw:text-style-name="P10" draw:layer="SpeakerLayer" svg:x1="5.544cm" svg:y1="12.332cm" svg:x2="6.687cm" svg:y2="12.332cm">
          <text:p/>
        </draw:line>
        <draw:line draw:style-name="gr14" draw:text-style-name="P10" draw:layer="SpeakerLayer" svg:x1="18.344cm" svg:y1="12.332cm" svg:x2="19.487cm" svg:y2="12.332cm">
          <text:p/>
        </draw:line>
        <draw:custom-shape draw:style-name="gr15" draw:text-style-name="P11" draw:layer="SpeakerLayer" svg:width="0.762cm" svg:height="0.762cm" svg:x="2.143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SpeakerLayer" svg:width="0.762cm" svg:height="0.762cm" svg:x="5.544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SpeakerLayer" svg:width="0.762cm" svg:height="0.762cm" svg:x="15.044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SpeakerLayer" svg:width="0.762cm" svg:height="0.762cm" svg:x="10.444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SpeakerLayer" svg:width="0.762cm" svg:height="0.762cm" svg:x="18.444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SpeakerLayer" svg:width="0.254cm" svg:height="0.254cm" svg:x="2.397cm" svg:y="12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SpeakerLayer" svg:width="0.254cm" svg:height="0.254cm" svg:x="5.798cm" svg:y="9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SpeakerLayer" svg:width="0.254cm" svg:height="0.254cm" svg:x="10.698cm" svg:y="11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SpeakerLayer" svg:width="0.254cm" svg:height="0.254cm" svg:x="15.298cm" svg:y="12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SpeakerLayer" svg:width="0.254cm" svg:height="0.254cm" svg:x="18.698cm" svg:y="9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SpeakerLayer" svg:x1="2.27cm" svg:y1="16.213cm" svg:x2="3.032cm" svg:y2="15.451cm">
          <text:p/>
        </draw:line>
        <draw:line draw:style-name="gr17" draw:text-style-name="P12" draw:layer="SpeakerLayer" svg:x1="5.67cm" svg:y1="12.813cm" svg:x2="6.432cm" svg:y2="12.051cm">
          <text:p/>
        </draw:line>
        <draw:line draw:style-name="gr17" draw:text-style-name="P12" draw:layer="SpeakerLayer" svg:x1="10.47cm" svg:y1="14.413cm" svg:x2="11.232cm" svg:y2="13.651cm">
          <text:p/>
        </draw:line>
        <draw:line draw:style-name="gr17" draw:text-style-name="P12" draw:layer="SpeakerLayer" svg:x1="18.47cm" svg:y1="12.813cm" svg:x2="19.232cm" svg:y2="12.051cm">
          <text:p/>
        </draw:line>
        <draw:line draw:style-name="gr17" draw:text-style-name="P12" draw:layer="SpeakerLayer" svg:x1="15.07cm" svg:y1="16.213cm" svg:x2="15.832cm" svg:y2="15.451cm">
          <text:p/>
        </draw:line>
        <draw:custom-shape draw:style-name="gr18" draw:text-style-name="P13" draw:layer="SpeakerLayer" svg:width="0.508cm" svg:height="0.635cm" svg:x="3.44cm" svg:y="10.5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SpeakerLayer" svg:width="0.508cm" svg:height="0.635cm" svg:x="8.44cm" svg:y="8.0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3" draw:layer="SpeakerLayer" svg:width="0.508cm" svg:height="0.635cm" svg:x="16.64cm" svg:y="8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4" draw:layer="SpeakerLayer" svg:width="0.531cm" svg:height="0.968cm" draw:transform="rotate (2.3074998040617) translate (9.941cm 13.3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4" draw:layer="SpeakerLayer" svg:width="0.379cm" svg:height="0.718cm" draw:transform="rotate (2.29702782854974) translate (10.249cm 12.90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14" draw:layer="SpeakerLayer" svg:width="0.531cm" svg:height="0.968cm" draw:transform="rotate (2.3074998040617) translate (1.686cm 15.09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4" draw:layer="SpeakerLayer" svg:width="0.379cm" svg:height="0.718cm" draw:transform="rotate (2.29702782854974) translate (1.994cm 14.6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14" draw:layer="SpeakerLayer" svg:width="0.531cm" svg:height="0.968cm" draw:transform="rotate (2.3074998040617) translate (5.115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4" draw:layer="SpeakerLayer" svg:width="0.379cm" svg:height="0.718cm" draw:transform="rotate (2.29702782854974) translate (5.423cm 11.25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14" draw:layer="SpeakerLayer" svg:width="0.531cm" svg:height="0.968cm" draw:transform="rotate (2.3074998040617) translate (14.571cm 15.09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4" draw:layer="SpeakerLayer" svg:width="0.379cm" svg:height="0.718cm" draw:transform="rotate (2.29702782854974) translate (14.879cm 14.6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14" draw:layer="SpeakerLayer" svg:width="0.531cm" svg:height="0.968cm" draw:transform="rotate (2.3074998040617) translate (18cm 11.69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4" draw:layer="SpeakerLayer" svg:width="0.379cm" svg:height="0.718cm" draw:transform="rotate (2.29702782854974) translate (18.308cm 11.284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21" draw:text-style-name="P15" draw:layer="SpeakerLayer" svg:x1="7.985cm" svg:y1="12.684cm" svg:x2="7.985cm" svg:y2="14.589cm">
          <text:p/>
        </draw:line>
        <draw:line draw:style-name="gr22" draw:text-style-name="P15" draw:layer="SpeakerLayer" svg:x1="7.985cm" svg:y1="14.589cm" svg:x2="7.35cm" svg:y2="15.859cm">
          <text:p/>
        </draw:line>
        <draw:line draw:style-name="gr22" draw:text-style-name="P15" draw:layer="SpeakerLayer" svg:x1="7.985cm" svg:y1="14.589cm" svg:x2="8.62cm" svg:y2="15.859cm">
          <text:p/>
        </draw:line>
        <draw:line draw:style-name="gr22" draw:text-style-name="P15" draw:layer="SpeakerLayer" svg:x1="7.985cm" svg:y1="13.019cm" svg:x2="7.223cm" svg:y2="13.781cm">
          <text:p/>
        </draw:line>
        <draw:line draw:style-name="gr22" draw:text-style-name="P15" draw:layer="SpeakerLayer" svg:x1="7.985cm" svg:y1="13.025cm" svg:x2="8.747cm" svg:y2="13.66cm">
          <text:p/>
        </draw:line>
        <draw:custom-shape draw:style-name="gr23" draw:text-style-name="P4" draw:layer="SpeakerLayer" svg:width="0.635cm" svg:height="0.762cm" svg:x="8.647cm" svg:y="13.31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SpeakerLayer" svg:width="0.211cm" svg:height="0.208cm" draw:transform="rotate (-1.45176487180888) translate (9.154cm 13.0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5" draw:text-style-name="P6" draw:layer="SpeakerLayer" svg:width="0.211cm" svg:height="0.419cm" draw:transform="skewX (0.00244346095279206) rotate (-1.45176487180888) translate (9.299cm 12.807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6" draw:text-style-name="P7" draw:layer="SpeakerLayer" svg:width="4.897cm" svg:height="1.179cm" svg:x="5.785cm" svg:y="6.081cm">
          <draw:text-box>
            <text:p><text:span text:style-name="T1">Physical Space</text:span></text:p>
          </draw:text-box>
        </draw:frame>
        <draw:custom-shape draw:style-name="gr27" draw:text-style-name="P16" draw:layer="SpeakerLayer" svg:width="1.143cm" svg:height="1.143cm" svg:x="7.417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SpeakerLayer" svg:width="0.127cm" svg:height="0.889cm" draw:transform="rotate (1.95721222318644) translate (8.175cm 9.07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7" draw:layer="SpeakerLayer" svg:width="0.289cm" svg:height="1.325cm" draw:transform="rotate (1.95721222318644) translate (7.901cm 9.51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0" draw:text-style-name="P17" draw:layer="SpeakerLayer" svg:width="0.127cm" svg:height="0.889cm" draw:transform="rotate (1.95721222318644) translate (16.325cm 9.07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7" draw:layer="SpeakerLayer" svg:width="0.289cm" svg:height="1.325cm" draw:transform="rotate (1.95721222318644) translate (16.051cm 9.51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0" draw:text-style-name="P17" draw:layer="SpeakerLayer" svg:width="0.127cm" svg:height="0.889cm" draw:transform="rotate (1.95721222318644) translate (3.125cm 11.57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7" draw:layer="SpeakerLayer" svg:width="0.289cm" svg:height="1.325cm" draw:transform="rotate (1.95721222318644) translate (2.851cm 12.01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</draw:page>
      <draw:page draw:name="page3" draw:style-name="dp1" draw:master-page-name="Default">
        <draw:custom-shape draw:style-name="gr12" draw:text-style-name="P8" draw:layer="SpeakerLayer" svg:width="19.59cm" svg:height="9.144cm" svg:x="1cm" svg:y="7.223cm">
          <text:p/>
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11231.309904153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13" draw:layer="SpeakerLayer" svg:width="0.508cm" svg:height="0.635cm" svg:x="3.44cm" svg:y="10.5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SpeakerLayer" svg:width="0.508cm" svg:height="0.635cm" svg:x="8.44cm" svg:y="8.0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SpeakerLayer" svg:width="0.508cm" svg:height="0.635cm" svg:x="16.64cm" svg:y="8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15" draw:layer="SpeakerLayer" svg:x1="7.985cm" svg:y1="12.684cm" svg:x2="7.985cm" svg:y2="14.589cm">
          <text:p/>
        </draw:line>
        <draw:line draw:style-name="gr22" draw:text-style-name="P15" draw:layer="SpeakerLayer" svg:x1="7.985cm" svg:y1="14.589cm" svg:x2="7.35cm" svg:y2="15.859cm">
          <text:p/>
        </draw:line>
        <draw:line draw:style-name="gr22" draw:text-style-name="P15" draw:layer="SpeakerLayer" svg:x1="7.985cm" svg:y1="14.589cm" svg:x2="8.62cm" svg:y2="15.859cm">
          <text:p/>
        </draw:line>
        <draw:line draw:style-name="gr22" draw:text-style-name="P15" draw:layer="SpeakerLayer" svg:x1="7.985cm" svg:y1="13.019cm" svg:x2="7.223cm" svg:y2="13.781cm">
          <text:p/>
        </draw:line>
        <draw:line draw:style-name="gr22" draw:text-style-name="P15" draw:layer="SpeakerLayer" svg:x1="7.985cm" svg:y1="13.025cm" svg:x2="8.747cm" svg:y2="13.66cm">
          <text:p/>
        </draw:line>
        <draw:custom-shape draw:style-name="gr32" draw:text-style-name="P4" draw:layer="SpeakerLayer" svg:width="0.635cm" svg:height="0.762cm" svg:x="8.647cm" svg:y="13.31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SpeakerLayer" svg:width="0.211cm" svg:height="0.208cm" draw:transform="rotate (-1.45176487180888) translate (9.154cm 13.0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5" draw:text-style-name="P6" draw:layer="SpeakerLayer" svg:width="0.211cm" svg:height="0.419cm" draw:transform="skewX (0.00244346095279206) rotate (-1.45176487180888) translate (9.299cm 12.807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26" draw:text-style-name="P7" draw:layer="SpeakerLayer" svg:width="4.897cm" svg:height="1.179cm" svg:x="5.785cm" svg:y="6.081cm">
          <draw:text-box>
            <text:p><text:span text:style-name="T1">Physical Space</text:span></text:p>
          </draw:text-box>
        </draw:frame>
        <draw:custom-shape draw:style-name="gr33" draw:text-style-name="P16" draw:layer="SpeakerLayer" svg:width="1.143cm" svg:height="1.143cm" svg:x="7.417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SpeakerLayer" svg:width="0.127cm" svg:height="0.889cm" draw:transform="rotate (1.95721222318644) translate (8.175cm 9.07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7" draw:layer="SpeakerLayer" svg:width="0.289cm" svg:height="1.325cm" draw:transform="rotate (1.95721222318644) translate (7.901cm 9.51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0" draw:text-style-name="P17" draw:layer="SpeakerLayer" svg:width="0.127cm" svg:height="0.889cm" draw:transform="rotate (1.95721222318644) translate (16.325cm 9.07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7" draw:layer="SpeakerLayer" svg:width="0.289cm" svg:height="1.325cm" draw:transform="rotate (1.95721222318644) translate (16.051cm 9.51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0" draw:text-style-name="P17" draw:layer="SpeakerLayer" svg:width="0.127cm" svg:height="0.889cm" draw:transform="rotate (1.95721222318644) translate (3.125cm 11.57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9" draw:text-style-name="P17" draw:layer="SpeakerLayer" svg:width="0.289cm" svg:height="1.325cm" draw:transform="rotate (1.95721222318644) translate (2.851cm 12.01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 Text" svg:font-family="'IBM Plex Sans Tex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peakerLay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22:04:19.241000000</meta:creation-date>
    <dc:date>2018-04-24T23:23:50.483000000</dc:date>
    <meta:editing-duration>PT42M52S</meta:editing-duration>
    <meta:editing-cycles>11</meta:editing-cycles>
    <meta:generator>LibreOffice/5.4.6.2$Windows_X86_64 LibreOffice_project/4014ce260a04f1026ba855d3b8d91541c224eab8</meta:generator>
    <meta:document-statistic meta:object-count="122"/>
  </office:meta>
</office:document-meta>
</file>